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35a5a"/>
    </style:style>
    <style:style style:name="P2" style:family="paragraph" style:parent-style-name="Standard">
      <style:paragraph-properties fo:text-align="justify" style:justify-single-word="false"/>
      <style:text-properties officeooo:paragraph-rsid="00035a5a"/>
    </style:style>
    <style:style style:name="P3" style:family="paragraph" style:parent-style-name="Standard">
      <style:text-properties officeooo:paragraph-rsid="00035a5a"/>
    </style:style>
    <style:style style:name="P4" style:family="paragraph" style:parent-style-name="Standard">
      <style:text-properties officeooo:rsid="00035a5a" officeooo:paragraph-rsid="00035a5a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035a5a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officeooo:paragraph-rsid="00035a5a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officeooo:paragraph-rsid="00035a5a"/>
    </style:style>
    <style:style style:name="P8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font-style="italic" officeooo:paragraph-rsid="00035a5a" style:font-style-asian="italic" style:font-style-complex="italic"/>
    </style:style>
    <style:style style:name="P9" style:family="paragraph" style:parent-style-name="Standard" style:master-page-name="Standard">
      <style:paragraph-properties fo:margin-top="0in" fo:margin-bottom="0in" style:contextual-spacing="false" fo:line-height="100%" fo:text-align="center" style:justify-single-word="false" style:page-number="auto"/>
      <style:text-properties officeooo:paragraph-rsid="00035a5a"/>
    </style:style>
    <style:style style:name="P10" style:family="paragraph" style:parent-style-name="List_20_Paragraph" style:list-style-name="WWNum2">
      <style:paragraph-properties fo:text-align="justify" style:justify-single-word="false"/>
      <style:text-properties officeooo:paragraph-rsid="00035a5a"/>
    </style:style>
    <style:style style:name="P11" style:family="paragraph" style:parent-style-name="List_20_Paragraph">
      <style:paragraph-properties fo:margin-left="0.25in" fo:margin-right="0in" fo:text-align="justify" style:justify-single-word="false" fo:text-indent="0in" style:auto-text-indent="false"/>
      <style:text-properties officeooo:paragraph-rsid="00035a5a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35a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Nepal College of Information Technology</text:span></text:p>
      <text:p text:style-name="P5"><text:span text:style-name="T2">Balkumari Lalitpur</text:span></text:p>
      <text:p text:style-name="P5">Assessment 201<text:span text:style-name="T4">4</text:span></text:p>
      <text:p text:style-name="P7"/>
      <text:p text:style-name="P7">Programme: IT<text:tab/><text:tab/><text:tab/><text:tab/><text:tab/><text:tab/><text:tab/><text:tab/><text:tab/>FM: <text:span text:style-name="T4">70</text:span></text:p>
      <text:p text:style-name="P7">Course: Computer Networks<text:tab/><text:tab/><text:tab/><text:tab/><text:tab/><text:tab/><text:tab/><text:tab/>Time: <text:span text:style-name="T4">2</text:span> hrs.</text:p>
      <text:p text:style-name="P7">Semester: VI</text:p>
      <text:p text:style-name="P7"/>
      <text:p text:style-name="P6"><text:span text:style-name="T3">Candidates are required to give their answers in their own words as far as practicable.</text:span></text:p>
      <text:p text:style-name="P6"><text:span text:style-name="T3">The figure in the margin indicates full marks.</text:span></text:p>
      <text:p text:style-name="P8"/>
      <text:list xml:id="list527784645781265143" text:style-name="WWNum2">
        <text:list-item>
          <text:p text:style-name="P10">(a) Define Computer Networks <text:span text:style-name="T4">and its applications</text:span>. Discuss the <text:span text:style-name="T4">ISDN protocol with its architectures</text:span><text:tab/><text:tab/><text:tab/><text:tab/> <text:s text:c="8"/>[8]</text:p>
        </text:list-item>
      </text:list>
      <text:p text:style-name="P11"/>
      <text:p text:style-name="P11">(b) <text:span text:style-name="T4">Discuss various Network Topologies <text:s/>and network models</text:span> <text:s text:c="8"/>[7]</text:p>
      <text:p text:style-name="P11"/>
      <text:list xml:id="list204444494645690" text:continue-numbering="true" text:style-name="WWNum2">
        <text:list-item>
          <text:p text:style-name="P10">(a) <text:s/>Why protocol is required in communication system? Discuss the design issues of protocol with a suitable example. <text:tab/><text:tab/><text:tab/><text:tab/><text:tab/><text:tab/><text:tab/><text:tab/><text:tab/> <text:s text:c="22"/>[7]</text:p>
        </text:list-item>
      </text:list>
      <text:p text:style-name="P11"/>
      <text:p text:style-name="P11">(b) <text:s/>Discuss the TCP/IP protocol stack with a suitable example. <text:tab/> <text:s text:c="8"/>[8]</text:p>
      <text:p text:style-name="P11"/>
      <text:list xml:id="list204444283121855" text:continue-numbering="true" text:style-name="WWNum2">
        <text:list-item>
          <text:p text:style-name="P10">(a) Discuss various techniques to provide error and flow control with a suitable example. <text:tab/> <text:s text:c="8"/>[7]</text:p>
        </text:list-item>
      </text:list>
      <text:p text:style-name="P11"/>
      <text:p text:style-name="P11">(b) Differentiate Persistent and Non Persistent carrier sense strategies. Design an algorithm for CSMA/C<text:span text:style-name="T4">A</text:span>. <text:tab/><text:tab/><text:tab/><text:tab/><text:tab/><text:tab/><text:tab/><text:tab/><text:tab/><text:tab/><text:tab/> <text:s text:c="8"/>[8]</text:p>
      <text:p text:style-name="P11"/>
      <text:list xml:id="list204443819994184" text:continue-numbering="true" text:style-name="WWNum2">
        <text:list-item>
          <text:p text:style-name="P10">(a) Discuss the role of Layer 3 device, <text:span text:style-name="T4">what Is ATM</text:span> ? <text:span text:style-name="T4">Discuss about <text:s/>Switching techniques in Computer Network</text:span>. <text:s text:c="2"/>[7]</text:p>
        </text:list-item>
      </text:list>
      <text:p text:style-name="P11"/>
      <text:p text:style-name="P11">(b) <text:span text:style-name="T4">Encode the data <text:s/>1101101 using Hamming code techniques, If 10101110101 is the received code word at receiver end, check whether the error has occurred or not using hamming code method</text:span> <text:tab/><text:tab/><text:tab/><text:tab/><text:tab/><text:tab/><text:tab/> <text:s text:c="8"/>[<text:span text:style-name="T4">10</text:span>]</text:p>
      <text:p text:style-name="P11"/>
      <text:list xml:id="list204443573037172" text:continue-numbering="true" text:style-name="WWNum2">
        <text:list-item>
          <text:p text:style-name="P10"><text:s/><text:span text:style-name="T4">Discuss about Ethernet frame format [4]</text:span> </text:p>
        </text:list-item>
      </text:list>
      <text:p text:style-name="P2"><text:span text:style-name="T4">6</text:span>. Write Short Notes (ANY Two) <text:tab/><text:tab/><text:tab/><text:tab/><text:tab/><text:tab/><text:tab/><text:tab/> <text:s text:c="7"/>[<text:span text:style-name="T4">2</text:span> x <text:span text:style-name="T4">2</text:span>]</text:p>
      <text:p text:style-name="P3">a) <text:span text:style-name="T4">802.15</text:span><text:line-break/>b) <text:span text:style-name="T4">802.2</text:span><text:line-break/>c) <text:span text:style-name="T4">802.4</text:span><text:line-break/>d) <text:span text:style-name="T4">802.5</text:span></text:p>
      <text:p text:style-name="P4">e) 802.11 b/g/n/a</text:p>
      <text:p text:style-name="P4">f) UTP, STP,</text:p>
      <text:p text:style-name="P4">g) Baseband and broadband Co axial cable</text:p>
      <text:p text:style-name="P4">h) MAC address</text:p>
      <text:p text:style-name="P4"/>
      <text:p text:style-name="P4"/>
      <text:p text:style-name="P4"/>
      <text:p text:style-name="P3"/>
      <text:p text:style-name="P1">THE 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x </meta:initial-creator>
    <meta:creation-date>2014-11-17T20:23:08.263466235</meta:creation-date>
    <dc:date>2014-11-17T20:44:42.718242349</dc:date>
    <dc:creator>nix </dc:creator>
    <meta:editing-duration>P0D</meta:editing-duration>
    <meta:editing-cycles>1</meta:editing-cycles>
    <meta:document-statistic meta:table-count="0" meta:image-count="0" meta:object-count="0" meta:page-count="1" meta:paragraph-count="24" meta:word-count="226" meta:character-count="1493" meta:non-whitespace-character-count="1148"/>
    <meta:generator>LibreOffice/4.2.6.3$Linux_X86_64 LibreOffice_project/420m0$Build-3</meta:generator>
  </office:meta>
</office:document-meta>
</file>